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" svg:font-family="'David CLM'"/>
    <style:font-face style:name="Nachlieli CLM1" svg:font-family="'Nachlieli CLM'"/>
    <style:font-face style:name="DejaVu Serif" svg:font-family="'DejaVu Serif'" style:font-family-generic="roman"/>
    <style:font-face style:name="Arial1" svg:font-family="Arial" style:font-family-generic="swiss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Standard">
      <style:text-properties officeooo:rsid="000ce1cf" officeooo:paragraph-rsid="000ce1cf"/>
    </style:style>
    <style:style style:name="P2" style:family="paragraph" style:parent-style-name="Text_20_body">
      <style:text-properties officeooo:rsid="000ce1cf" officeooo:paragraph-rsid="000ce1cf"/>
    </style:style>
    <style:style style:name="P3" style:family="paragraph" style:parent-style-name="Text_20_body">
      <style:text-properties officeooo:rsid="000cfcbd" officeooo:paragraph-rsid="000cfcbd"/>
    </style:style>
    <style:style style:name="P4" style:family="paragraph" style:parent-style-name="Text_20_body">
      <style:text-properties officeooo:rsid="000e85db" officeooo:paragraph-rsid="000e85db"/>
    </style:style>
    <style:style style:name="P5" style:family="paragraph" style:parent-style-name="Text_20_body">
      <style:text-properties officeooo:rsid="0010db3d" officeooo:paragraph-rsid="0010db3d"/>
    </style:style>
    <style:style style:name="P6" style:family="paragraph" style:parent-style-name="Text_20_body">
      <style:text-properties officeooo:rsid="0013a0ce" officeooo:paragraph-rsid="0013a0ce"/>
    </style:style>
    <style:style style:name="P7" style:family="paragraph" style:parent-style-name="Text_20_body">
      <style:text-properties officeooo:rsid="0014093e" officeooo:paragraph-rsid="0014093e"/>
    </style:style>
    <style:style style:name="P8" style:family="paragraph" style:parent-style-name="Text_20_body">
      <style:text-properties officeooo:rsid="001600c7" officeooo:paragraph-rsid="001600c7"/>
    </style:style>
    <style:style style:name="P9" style:family="paragraph" style:parent-style-name="Text_20_body">
      <style:text-properties officeooo:rsid="001717b0" officeooo:paragraph-rsid="001717b0"/>
    </style:style>
    <style:style style:name="P10" style:family="paragraph" style:parent-style-name="Text_20_body">
      <style:text-properties officeooo:rsid="0019e5aa" officeooo:paragraph-rsid="0019e5aa"/>
    </style:style>
    <style:style style:name="P11" style:family="paragraph" style:parent-style-name="Text_20_body">
      <style:text-properties officeooo:rsid="001bcb1b" officeooo:paragraph-rsid="001bcb1b"/>
    </style:style>
    <style:style style:name="P12" style:family="paragraph" style:parent-style-name="Heading_20_1">
      <style:text-properties officeooo:rsid="0014093e" officeooo:paragraph-rsid="0014093e"/>
    </style:style>
    <style:style style:name="T1" style:family="text">
      <style:text-properties style:font-name="Courier New"/>
    </style:style>
    <style:style style:name="T2" style:family="text">
      <style:text-properties officeooo:rsid="0013b7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mcascript v6 – Additions and Changes</text:p>
      <text:p text:style-name="P1"/>
      <text:h text:style-name="Heading_20_1" text:outline-level="1">Foreword </text:h>
      <text:p text:style-name="P2">To go over the slide use the <text:span text:style-name="T1">space key</text:span>.</text:p>
      <text:p text:style-name="P2"/>
      <text:h text:style-name="Heading_20_1" text:outline-level="1">Slide 1</text:h>
      <text:p text:style-name="P2">The following lecture is going to explain what is new and what was changed at the Emcascript v6.</text:p>
      <text:p text:style-name="P2"/>
      <text:p text:style-name="P2">But first let's start to understand what is Emcascript, and a bit of history</text:p>
      <text:p text:style-name="P2"/>
      <text:h text:style-name="Heading_20_1" text:outline-level="1">Slide 2</text:h>
      <text:p text:style-name="P2">Usually at schools you need to learn a lot about details and stuff, so if you like this shit, enjoy this slide, but if you are like me …</text:p>
      <text:p text:style-name="P2"/>
      <text:h text:style-name="Heading_20_1" text:outline-level="1">Slide 3</text:h>
      <text:p text:style-name="P3">It's not the right way to learn …</text:p>
      <text:p text:style-name="P3"/>
      <text:h text:style-name="Heading_20_1" text:outline-level="1">Slide 4</text:h>
      <text:p text:style-name="P8">First let's understand our background ...</text:p>
      <text:p text:style-name="P4">At 1995, the Internet was very simple if you compare it to today.</text:p>
      <text:p text:style-name="P4"/>
      <text:h text:style-name="Heading_20_1" text:outline-level="1">Slide 5</text:h>
      <text:p text:style-name="P5">Today we see the Internet in so many different levels that we need different ways to do things.</text:p>
      <text:p text:style-name="P5"/>
      <text:h text:style-name="Heading_20_1" text:outline-level="1">Slide 6</text:h>
      <text:p text:style-name="P6">Today we do almost everything on the web using a web browser (even if that looks like an application on it's own).</text:p>
      <text:p text:style-name="P6">But most people does not know what a browser is, because the borders of the web keep on getting <text:span text:style-name="T2">less clear then even 3 years ago.</text:span></text:p>
      <text:p text:style-name="P6"><text:soft-page-break/></text:p>
      <text:h text:style-name="P12" text:outline-level="1"><text:span text:style-name="T2">Slide 7</text:span></text:h>
      <text:p text:style-name="P7"><text:span text:style-name="T2">S</text:span>o there was a giant steps for men kind, in 18 years.</text:p>
      <text:p text:style-name="P7"/>
      <text:h text:style-name="Heading_20_1" text:outline-level="1">Slide 8</text:h>
      <text:p text:style-name="P9">So in order to go from 1995 to 2013, we needed a language to do it. You may call it Javascript, JScript, ActionScript, but the standard is located at Ecma, while the implementation is varied. </text:p>
      <text:p text:style-name="P2"/>
      <text:h text:style-name="Heading_20_1" text:outline-level="1">Slide 9</text:h>
      <text:p text:style-name="P10">Let's talk about the new Syntax</text:p>
      <text:p text:style-name="P10"/>
      <text:h text:style-name="Heading_20_1" text:outline-level="1">Slide 10</text:h>
      <text:p text:style-name="P11">The <text:span text:style-name="T1">let</text:span> keyword.</text:p>
      <text:p text:style-name="P11">It's like the <text:span text:style-name="T1">var</text:span> keyword, but act a bit different regarding blocks and scopes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avid CLM" svg:font-family="'David CLM'"/>
    <style:font-face style:name="Nachlieli CLM1" svg:font-family="'Nachlieli CLM'"/>
    <style:font-face style:name="DejaVu Serif" svg:font-family="'DejaVu Serif'" style:font-family-generic="roman"/>
    <style:font-face style:name="Arial1" svg:font-family="Arial" style:font-family-generic="swiss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reeSans" fo:font-size="12pt" fo:language="en" fo:country="US" style:letter-kerning="true" style:font-name-asian="AR PL New Sung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reeSans" fo:font-size="12pt" fo:language="en" fo:country="US" style:letter-kerning="true" style:font-name-asian="AR PL New Sung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 PL New Sung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FreeSans" style:font-size-asian="12pt" style:font-name-complex="Nachlieli CLM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FreeSans" fo:font-size="12pt" fo:font-style="italic" style:font-size-asian="12pt" style:font-style-asian="italic" style:font-name-complex="David CLM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ans" style:font-size-asian="12pt" style:font-name-complex="DejaVu Serif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9T10:50:39.422070983</meta:creation-date>
    <meta:generator>LibreOffice/4.1.1.2$Linux_X86_64 LibreOffice_project/410m0$Build-2</meta:generator>
    <dc:date>2013-09-29T12:06:11.013323624</dc:date>
    <meta:editing-duration>PT1H8M49S</meta:editing-duration>
    <meta:editing-cycles>14</meta:editing-cycles>
    <meta:document-statistic meta:table-count="0" meta:image-count="0" meta:object-count="0" meta:page-count="2" meta:paragraph-count="27" meta:word-count="259" meta:character-count="1312" meta:non-whitespace-character-count="1077"/>
  </office:meta>
</office:document-meta>
</file>